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hatch" draw:fill-color="#99ccff" draw:fill-gradient-name="Gradient_20_1" draw:fill-hatch-name="Black_20_90_20_Degrees" draw:fill-hatch-solid="false" draw:fill-image-name="Empty" draw:textarea-horizontal-align="center" draw:textarea-vertical-align="middle"/>
    </style:style>
    <style:style style:name="gr3" style:family="graphic" style:parent-style-name="standard">
      <style:graphic-properties draw:stroke="dash" draw:stroke-dash="Ultrafine_20_2_20_Dots_20_3_20_Dashes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073cm"/>
    </style:style>
    <style:style style:name="gr5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" svg:stroke-width="0.2cm" svg:stroke-color="#000000" draw:marker-start="" draw:marker-start-width="0.5cm" draw:marker-start-center="false" draw:marker-end="Arrow" draw:marker-end-width="0.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1" svg:stroke-width="0.2cm" svg:stroke-color="#000000" draw:marker-start="" draw:marker-start-width="0.5cm" draw:marker-start-center="false" draw:marker-end="Arrow" draw:marker-end-width="0.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6pt" style:font-size-asian="26pt" style:font-size-complex="26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2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style:text-position="super 58%"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9.182cm" svg:y1="0.189cm" svg:x2="9.195cm" svg:y2="10.292cm">
          <text:p/>
        </draw:line>
        <draw:line draw:style-name="gr1" draw:text-style-name="P1" draw:layer="layout" svg:x1="0.192cm" svg:y1="10.252cm" svg:x2="9.242cm" svg:y2="10.252cm">
          <text:p/>
        </draw:line>
        <draw:rect draw:style-name="gr2" draw:text-style-name="P1" draw:layer="layout" svg:width="9.08cm" svg:height="1.584cm" svg:x="0.162cm" svg:y="10.212cm">
          <text:p/>
        </draw:rect>
        <draw:line draw:style-name="gr3" draw:text-style-name="P1" draw:layer="layout" svg:x1="17.32cm" svg:y1="10.252cm" svg:x2="9.181cm" svg:y2="10.252cm">
          <text:p/>
        </draw:line>
        <draw:frame draw:style-name="gr4" draw:text-style-name="P2" draw:layer="layout" svg:width="7.396cm" svg:height="2.317cm" svg:x="10.104cm" svg:y="9.029cm">
          <draw:text-box>
            <text:p text:style-name="P1"><text:span text:style-name="T1">Computational</text:span></text:p>
            <text:p text:style-name="P1"><text:span text:style-name="T1">domain</text:span></text:p>
          </draw:text-box>
        </draw:frame>
        <draw:path draw:style-name="gr5" draw:text-style-name="P3" draw:layer="layout" svg:width="5.832cm" svg:height="2.981cm" draw:transform="rotate (1.37514491764633) translate (5.09299999999747cm 8.4789999999995cm)" svg:viewBox="0 0 5833 2982" svg:d="m0 0c3709 0 5833 2982 5833 2982">
          <text:p/>
        </draw:path>
        <draw:line draw:style-name="gr6" draw:text-style-name="P3" draw:layer="layout" svg:x1="6.302cm" svg:y1="5.748cm" svg:x2="6.69cm" svg:y2="5.241cm">
          <text:p/>
        </draw:line>
        <draw:frame draw:style-name="gr7" draw:text-style-name="P4" draw:layer="layout" svg:width="1.55cm" svg:height="1.6cm" svg:x="5.004cm" svg:y="4.621cm">
          <draw:text-box>
            <text:p><text:span text:style-name="T2">C</text:span><text:span text:style-name="T3">+</text:span></text:p>
          </draw:text-box>
        </draw:frame>
        <draw:frame draw:style-name="gr7" draw:text-style-name="P4" draw:layer="layout" svg:width="1.55cm" svg:height="1.6cm" svg:x="7.211cm" svg:y="6.149cm">
          <draw:text-box>
            <text:p><text:span text:style-name="T2">C</text:span><text:span text:style-name="T3">-</text:span></text:p>
          </draw:text-box>
        </draw:frame>
        <draw:path draw:style-name="gr8" draw:text-style-name="P3" draw:layer="layout" svg:width="6.015cm" svg:height="1.786cm" draw:transform="skewX (0.225147473507268) rotate (1.45909525466726) translate (6.804cm 8.71cm)" svg:viewBox="0 0 6016 1787" svg:d="m0 0c3825 0 6016 1787 6016 1787">
          <text:p/>
        </draw:path>
        <draw:line draw:style-name="gr9" draw:text-style-name="P3" draw:layer="layout" svg:x1="7.337cm" svg:y1="6.288cm" svg:x2="7.618cm" svg:y2="5.65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6T16:14:52.37</meta:creation-date>
    <dc:date>2012-10-16T11:28:26.06</dc:date>
    <meta:editing-duration>PT00H29M42S</meta:editing-duration>
    <meta:editing-cycles>4</meta:editing-cycles>
    <meta:generator>LibreOffice/3.4$Win32 LibreOffice_project/340m1$Build-402</meta:generator>
    <meta:print-date>2011-01-26T16:59:50.59</meta:print-date>
    <meta:document-statistic meta:object-count="11"/>
  </office:meta>
</office:document-meta>
</file>